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2pt" fo:language="en" fo:country="US" style:font-name-asian="Times New Roman1" style:font-size-asian="12pt" style:language-asian="it" style:country-asian="IT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4" style:family="paragraph" style:parent-style-name="Standard">
      <style:text-properties style:font-name="Times New Roman" fo:font-size="12pt" fo:language="en" fo:country="US" style:font-name-asian="Times New Roman1" style:font-size-asian="12pt" style:language-asian="it" style:country-asian="IT" style:font-name-complex="Times New Roman1" style:font-size-complex="12pt"/>
    </style:style>
    <style:style style:name="P5" style:family="paragraph" style:parent-style-name="Standard" style:master-page-name="Standard">
      <style:paragraph-properties style:page-number="auto"/>
      <style:text-properties fo:font-size="18pt" style:font-size-asian="18pt" style:font-size-complex="18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fo:language="en" fo:country="US" style:font-name-asian="Times New Roman1" style:font-size-asian="12pt" style:language-asian="it" style:country-asian="IT" style:font-name-complex="Times New Roman1" style:font-size-complex="12pt"/>
    </style:style>
    <style:style style:name="P8" style:family="paragraph" style:parent-style-name="Standard">
      <style:paragraph-properties fo:margin-top="0cm" fo:margin-bottom="0cm" fo:line-height="100%"/>
      <style:text-properties fo:color="#ff0000" fo:font-size="18pt" style:font-size-asian="18pt" style:font-size-complex="18pt"/>
    </style:style>
    <style:style style:name="P9" style:family="paragraph" style:parent-style-name="Standard">
      <style:paragraph-properties fo:margin-top="0cm" fo:margin-bottom="0cm" fo:line-height="100%"/>
      <style:text-properties fo:color="#ff0000" style:font-name="Times New Roman" fo:font-size="18pt" style:font-name-asian="Times New Roman1" style:font-size-asian="18pt" style:language-asian="it" style:country-asian="IT" style:font-name-complex="Times New Roman1" style:font-size-complex="18pt"/>
    </style:style>
    <style:style style:name="P10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12" style:family="paragraph" style:parent-style-name="Standard">
      <style:text-properties style:font-name="Times New Roman" fo:font-size="12pt" fo:language="en" fo:country="US" style:font-name-asian="Times New Roman1" style:font-size-asian="12pt" style:language-asian="it" style:country-asian="IT" style:font-name-complex="Times New Roman1" style:font-size-complex="12pt"/>
    </style:style>
    <style:style style:name="P13" style:family="paragraph" style:parent-style-name="Standard">
      <style:text-properties fo:color="#ff0000" style:font-name="Times New Roman" fo:font-size="26pt" fo:language="en" fo:country="US" style:font-name-asian="Times New Roman1" style:font-size-asian="26pt" style:language-asian="it" style:country-asian="IT" style:font-name-complex="Times New Roman1" style:font-size-complex="26pt"/>
    </style:style>
    <style:style style:name="P14" style:family="paragraph" style:parent-style-name="Standard">
      <style:text-properties fo:color="#ff0000" style:font-name="Times New Roman" fo:font-size="24pt" fo:language="en" fo:country="US" style:font-name-asian="Times New Roman1" style:font-size-asian="24pt" style:language-asian="it" style:country-asian="IT" style:font-name-complex="Times New Roman1" style:font-size-complex="24pt"/>
    </style:style>
    <style:style style:name="P15" style:family="paragraph" style:parent-style-name="Standard">
      <style:paragraph-properties fo:break-before="page"/>
      <style:text-properties style:font-name="Times New Roman" fo:font-size="20pt" style:font-name-asian="Times New Roman1" style:font-size-asian="20pt" style:language-asian="it" style:country-asian="IT" style:font-name-complex="Times New Roman1" style:font-size-complex="20pt"/>
    </style:style>
    <style:style style:name="P16" style:family="paragraph" style:parent-style-name="Standard">
      <style:paragraph-properties fo:break-before="page"/>
      <style:text-properties fo:font-size="36pt" style:font-size-asian="36pt" style:font-size-complex="36pt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margin-top="0cm" fo:margin-bottom="0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ello vecchio</text:p>
      <text:p text:style-name="Standard"><text:s/>con t = 0.15 V</text:p>
      <text:p text:style-name="P1">TP = 4 | FN = 8</text:p>
      <text:p text:style-name="P1">________|________</text:p>
      <text:p text:style-name="P1"/>
      <text:p text:style-name="P3">FP = 3 | TN = 85</text:p>
      <text:p text:style-name="P3"/>
      <text:p text:style-name="P3">Con t = 0.10 </text:p>
      <text:p text:style-name="P1">TP = 4 | FN = 8</text:p>
      <text:p text:style-name="P1">________|________</text:p>
      <text:p text:style-name="P1"/>
      <text:p text:style-name="P1">FP = 7 | TN = 81</text:p>
      <text:p text:style-name="P1">Se = 0.45454545454545453</text:p>
      <text:p text:style-name="P1">Sp = 0.8285714285714286</text:p>
      <text:p text:style-name="P3">Acc = 0.7777777777777778</text:p>
      <text:p text:style-name="P3"/>
      <text:p text:style-name="P3">Con t = 0.05 V</text:p>
      <text:p text:style-name="P1">TP = 8 | FN = 4</text:p>
      <text:p text:style-name="P1">________|________</text:p>
      <text:p text:style-name="P1"/>
      <text:p text:style-name="P3">FP = 17 | TN = 71</text:p>
      <text:p text:style-name="P3"/>
      <text:p text:style-name="P3"/>
      <text:p text:style-name="P3">Con t = 0.25 e f=2</text:p>
      <text:p text:style-name="P1">TP = 3 | FN = 9</text:p>
      <text:p text:style-name="P1">________|________</text:p>
      <text:p text:style-name="P1"/>
      <text:p text:style-name="P3">FP = 4 | TN = 84</text:p>
      <text:p text:style-name="P3"/>
      <text:p text:style-name="P3">Con t=0.15 f=2</text:p>
      <text:p text:style-name="P1">TP = 4 | FN = 8</text:p>
      <text:p text:style-name="P1">________|________</text:p>
      <text:p text:style-name="P1"/>
      <text:p text:style-name="P3">FP = 11 | TN = 77</text:p>
      <text:p text:style-name="P3"/>
      <text:p text:style-name="P3">Con t=0.20 e f = 3</text:p>
      <text:p text:style-name="P2"><text:soft-page-break/>TP = 5 | FN = 7</text:p>
      <text:p text:style-name="P2">________|________</text:p>
      <text:p text:style-name="P2"/>
      <text:p text:style-name="P4">FP = 11 | TN = 77</text:p>
      <text:p text:style-name="P4"/>
      <text:p text:style-name="P13">Best:</text:p>
      <text:p text:style-name="Standard">Il metodo vecchio con t = 0.15 V</text:p>
      <text:p text:style-name="P1">TP = 4 | FN = 8</text:p>
      <text:p text:style-name="P1">________|________</text:p>
      <text:p text:style-name="P1"/>
      <text:p text:style-name="P3">FP = 3 | TN = 85</text:p>
      <text:p text:style-name="P3"/>
      <text:p text:style-name="P3">Con t = 0.05 V</text:p>
      <text:p text:style-name="P1">TP = 8 | FN = 4</text:p>
      <text:p text:style-name="P1">________|________</text:p>
      <text:p text:style-name="P1"/>
      <text:p text:style-name="P3">FP = 17 | TN = 71</text:p>
      <text:p text:style-name="P3"/>
      <text:p text:style-name="P3"/>
      <text:p text:style-name="P15">Modello nuovo campionamento a 0.1ms 9 neuroni, </text:p>
      <text:p text:style-name="P3">f = 10, t=0.15</text:p>
      <text:p text:style-name="P1">TP = 7 | FN = 4</text:p>
      <text:p text:style-name="P1">________|________</text:p>
      <text:p text:style-name="P1"/>
      <text:p text:style-name="P3">FP = 27 | TN = 43</text:p>
      <text:p text:style-name="P1">Se = 0.6363636363636364</text:p>
      <text:p text:style-name="P1">Sp = 0.6142857142857143</text:p>
      <text:p text:style-name="P3">Acc = 0.6172839506172839</text:p>
      <text:p text:style-name="P3"/>
      <text:p text:style-name="P3">Con f =10, t 0.20</text:p>
      <text:p text:style-name="P1">TP = 7 | FN = 4</text:p>
      <text:p text:style-name="P1">________|________</text:p>
      <text:p text:style-name="P1"/>
      <text:p text:style-name="P1">FP = 27 | TN = 43</text:p>
      <text:p text:style-name="P1">Se = 0.6363636363636364</text:p>
      <text:p text:style-name="P1">Sp = 0.6142857142857143</text:p>
      <text:p text:style-name="P3">Acc = 0.6172839506172839</text:p>
      <text:p text:style-name="P3"/>
      <text:p text:style-name="P3">Con f=10, t=0.25</text:p>
      <text:p text:style-name="P1">TP = 7 | FN = 4</text:p>
      <text:p text:style-name="P1">________|________</text:p>
      <text:p text:style-name="P1"/>
      <text:p text:style-name="P1">FP = 25 | TN = 45</text:p>
      <text:p text:style-name="P1">Se = 0.6363636363636364</text:p>
      <text:p text:style-name="P1">Sp = 0.6142857142857143</text:p>
      <text:p text:style-name="P3">Acc = 0.6172839506172839</text:p>
      <text:p text:style-name="P3"/>
      <text:p text:style-name="P3">Con f=10, t=0.3</text:p>
      <text:p text:style-name="P1">TP = 6 | FN = 5</text:p>
      <text:p text:style-name="P1">________|________</text:p>
      <text:p text:style-name="P1"/>
      <text:p text:style-name="P1">FP = 23 | TN = 47</text:p>
      <text:p text:style-name="P1">Se = 0.6363636363636364</text:p>
      <text:p text:style-name="P1">Sp = 0.6428571428571429</text:p>
      <text:p text:style-name="P3">Acc = 0.6419753086419753</text:p>
      <text:p text:style-name="P3"/>
      <text:p text:style-name="P3"/>
      <text:p text:style-name="P3"><text:soft-page-break/></text:p>
      <text:p text:style-name="P3">Con f=10 t = 0.35</text:p>
      <text:p text:style-name="P1">TP = 6 | FN = 5</text:p>
      <text:p text:style-name="P1">________|________</text:p>
      <text:p text:style-name="P1"/>
      <text:p text:style-name="P1">FP = 18 | TN = 52</text:p>
      <text:p text:style-name="P1">Se = 0.5454545454545454</text:p>
      <text:p text:style-name="P1">Sp = 0.6714285714285714</text:p>
      <text:p text:style-name="P3">Acc = 0.654320987654321</text:p>
      <text:p text:style-name="P3"/>
      <text:p text:style-name="P3">Con f=10, t=0.4</text:p>
      <text:p text:style-name="P1">TP = 5 | FN = 6</text:p>
      <text:p text:style-name="P1">________|________</text:p>
      <text:p text:style-name="P1"/>
      <text:p text:style-name="P1">FP = 15 | TN = 55</text:p>
      <text:p text:style-name="P1">Se = 0.5454545454545454</text:p>
      <text:p text:style-name="P1">Sp = 0.7428571428571429</text:p>
      <text:p text:style-name="P3">Acc = 0.7160493827160493</text:p>
      <text:p text:style-name="P3">Con f =10, t = 0.45</text:p>
      <text:p text:style-name="P1">TP = 5 | FN = 6</text:p>
      <text:p text:style-name="P1">________|________</text:p>
      <text:p text:style-name="P1"/>
      <text:p text:style-name="P1">FP = 9 | TN = 61</text:p>
      <text:p text:style-name="P1">Se = 0.45454545454545453</text:p>
      <text:p text:style-name="P1">Sp = 0.8857142857142857</text:p>
      <text:p text:style-name="P3">Acc = 0.8271604938271605</text:p>
      <text:p text:style-name="P3"/>
      <text:p text:style-name="P3">Con f=10 t = 0.5</text:p>
      <text:p text:style-name="P1">TP = 4 | FN = 7</text:p>
      <text:p text:style-name="P1">________|________</text:p>
      <text:p text:style-name="P1"/>
      <text:p text:style-name="P3">FP = 8 | TN = 62</text:p>
      <text:p text:style-name="P3"/>
      <text:p text:style-name="P3">Con f=20 t=0.6</text:p>
      <text:p text:style-name="P1">TP = 2 | FN = 9</text:p>
      <text:p text:style-name="P1">________|________</text:p>
      <text:p text:style-name="P1"/>
      <text:p text:style-name="P1">FP = 9 | TN = 61</text:p>
      <text:p text:style-name="P3"/>
      <text:p text:style-name="P3"><text:soft-page-break/>Con f=30 t = 0.7</text:p>
      <text:p text:style-name="P1">TP = 5 | FN = 6</text:p>
      <text:p text:style-name="P1">________|________</text:p>
      <text:p text:style-name="P1"/>
      <text:p text:style-name="P1">FP = 8 | TN = 62</text:p>
      <text:p text:style-name="P3"/>
      <text:p text:style-name="P3">Con f =5, t =0.3</text:p>
      <text:p text:style-name="P2">TP = 5 | FN = 6</text:p>
      <text:p text:style-name="P2">________|________</text:p>
      <text:p text:style-name="P2"/>
      <text:p text:style-name="P2">FP = 12 | TN = 58</text:p>
      <text:p text:style-name="P4"/>
      <text:p text:style-name="P14">Best:</text:p>
      <text:p text:style-name="P4">Con f =10, t = 0.45</text:p>
      <text:p text:style-name="P2">TP = 5 | FN = 6</text:p>
      <text:p text:style-name="P2">________|________</text:p>
      <text:p text:style-name="P2"/>
      <text:p text:style-name="P2">FP = 9 | TN = 61</text:p>
      <text:p text:style-name="P1">Se = 0.45454545454545453</text:p>
      <text:p text:style-name="P1">Sp = 0.8857142857142857</text:p>
      <text:p text:style-name="P3">Acc = 0.8271604938271605</text:p>
      <text:p text:style-name="Standard"/>
      <text:p text:style-name="P15">Modello nuovo campionamento a 0.1ms 16 neuroni, </text:p>
      <text:p text:style-name="P3">con f=1 t=0.1</text:p>
      <text:p text:style-name="P1">TP = 9 | FN = 7</text:p>
      <text:p text:style-name="P1">________|________</text:p>
      <text:p text:style-name="P1"/>
      <text:p text:style-name="P1">FP = 21 | TN = 219</text:p>
      <text:p text:style-name="P1">Se = 0.5625</text:p>
      <text:p text:style-name="P1">Sp = 0.9125</text:p>
      <text:p text:style-name="P3">Acc = 0.890625</text:p>
      <text:p text:style-name="P3"/>
      <text:p text:style-name="P3">Con f=5 t=0.2</text:p>
      <text:p text:style-name="P1">TP = 0 | FN = 16</text:p>
      <text:p text:style-name="P1">________|________</text:p>
      <text:p text:style-name="P1"/>
      <text:p text:style-name="P1">FP = 2 | TN = 238</text:p>
      <text:p text:style-name="P1">Se = 0.0</text:p>
      <text:p text:style-name="P1">Sp = 0.9916666666666667</text:p>
      <text:p text:style-name="P3">Acc = 0.9296875</text:p>
      <text:p text:style-name="P3"/>
      <text:p text:style-name="P3">Con f=10 t=0.1</text:p>
      <text:p text:style-name="P1">TP = 7 | FN = 9</text:p>
      <text:p text:style-name="P1">________|________</text:p>
      <text:p text:style-name="P1"/>
      <text:p text:style-name="P1">FP = 6 | TN = 234</text:p>
      <text:p text:style-name="P1">Se = 0.4375</text:p>
      <text:p text:style-name="P1">Sp = 0.975</text:p>
      <text:p text:style-name="P3">Acc = 0.94140625</text:p>
      <text:p text:style-name="P3"/>
      <text:p text:style-name="P3">Con f=10, t=0.12</text:p>
      <text:p text:style-name="P1">TP = 4 | FN = 12</text:p>
      <text:p text:style-name="P1">________|________</text:p>
      <text:p text:style-name="P1"/>
      <text:p text:style-name="P1">FP = 4 | TN = 236</text:p>
      <text:p text:style-name="P1">Se = 0.25</text:p>
      <text:p text:style-name="P2">Sp = 0.9833333333333333</text:p>
      <text:p text:style-name="P4">Acc = 0.9375</text:p>
      <text:p text:style-name="P4">F=30 t =0.2</text:p>
      <text:p text:style-name="P2">TP = 1 | FN = 15</text:p>
      <text:p text:style-name="P1">________|________</text:p>
      <text:p text:style-name="P1"><text:soft-page-break/></text:p>
      <text:p text:style-name="P1">FP = 0 | TN = 240</text:p>
      <text:p text:style-name="P1">Se = 0.0625</text:p>
      <text:p text:style-name="P1">Sp = 1.0</text:p>
      <text:p text:style-name="P3">Acc = 0.94140625</text:p>
      <text:p text:style-name="P3">F=30 T=0.15</text:p>
      <text:p text:style-name="P1">TP = 2 | FN = 14</text:p>
      <text:p text:style-name="P1">________|________</text:p>
      <text:p text:style-name="P1"/>
      <text:p text:style-name="P1">FP = 5 | TN = 235</text:p>
      <text:p text:style-name="P1">Se = 0.0625</text:p>
      <text:p text:style-name="P1">Sp = 1.0</text:p>
      <text:p text:style-name="P3">Acc = 0.94140625</text:p>
      <text:p text:style-name="P3">F=30 T=0.1</text:p>
      <text:p text:style-name="P1">TP = 9 | FN = 7</text:p>
      <text:p text:style-name="P1">________|________</text:p>
      <text:p text:style-name="P1"/>
      <text:p text:style-name="P1">FP = 23 | TN = 217</text:p>
      <text:p text:style-name="P1">Se = 0.5625</text:p>
      <text:p text:style-name="P1">Sp = 0.9041666666666667</text:p>
      <text:p text:style-name="P1">Acc = 0.8828125</text:p>
      <text:p text:style-name="P13">Best</text:p>
      <text:p text:style-name="P4">F=30 T=0.1</text:p>
      <text:p text:style-name="P2">TP = 9 | FN = 7</text:p>
      <text:p text:style-name="P1">________|________</text:p>
      <text:p text:style-name="P1"/>
      <text:p text:style-name="P1">FP = 23 | TN = 217</text:p>
      <text:p text:style-name="P1">Se = 0.5625</text:p>
      <text:p text:style-name="P1">Sp = 0.9041666666666667</text:p>
      <text:p text:style-name="P1">Acc = 0.8828125</text:p>
      <text:p text:style-name="P1"/>
      <text:p text:style-name="P1"/>
      <text:p text:style-name="P3">Con f=10 t=0.1</text:p>
      <text:p text:style-name="P1">TP = 7 | FN = 9</text:p>
      <text:p text:style-name="P1">________|________</text:p>
      <text:p text:style-name="P1"/>
      <text:p text:style-name="P1">FP = 6 | TN = 234</text:p>
      <text:p text:style-name="P1">Se = 0.4375</text:p>
      <text:p text:style-name="P1">Sp = 0.975</text:p>
      <text:p text:style-name="P3">Acc = 0.94140625</text:p>
      <text:p text:style-name="P3"/>
      <text:p text:style-name="P16">METODO NUOVO</text:p>
      <text:p text:style-name="P8">Modello nuovo 9 neuroni</text:p>
      <text:p text:style-name="P21">TP = 11 | FN = 0</text:p>
      <text:p text:style-name="P20">________|_______</text:p>
      <text:p text:style-name="P20"/>
      <text:p text:style-name="P20">FP = 44 | TN = 26</text:p>
      <text:p text:style-name="P20">Se = 1.0</text:p>
      <text:p text:style-name="P20">Sp = 0.37142857142857144</text:p>
      <text:p text:style-name="P20">Acc = 0.4567901234567901</text:p>
      <text:p text:style-name="P1"/>
      <text:p text:style-name="P9">Modello vecchio 10 neuroni</text:p>
      <text:p text:style-name="P21">TP = 11 | FN = 1</text:p>
      <text:p text:style-name="P19">________|________</text:p>
      <text:p text:style-name="P17"/>
      <text:p text:style-name="P19">FP = 0 | TN = 88</text:p>
      <text:p text:style-name="P19">Se = 0.9166666666666666</text:p>
      <text:p text:style-name="P19">Sp = 1.0</text:p>
      <text:p text:style-name="P19">Acc = 0.99</text:p>
      <text:p text:style-name="P1"/>
      <text:p text:style-name="P1"/>
      <text:p text:style-name="P9">Modello nuovo 16 neuroni</text:p>
      <text:p text:style-name="P1">TP = 15 | FN = 1</text:p>
      <text:p text:style-name="P1">________|________</text:p>
      <text:p text:style-name="P1"/>
      <text:p text:style-name="P1">FP = 5 | TN = 235</text:p>
      <text:p text:style-name="P1">Se = 0.9375</text:p>
      <text:p text:style-name="P1">Sp = 0.9791666666666666</text:p>
      <text:p text:style-name="P1">Acc = 0.9765625</text:p>
      <text:p text:style-name="P16">METODO CROSS-CORRELOGRAM</text:p>
      <text:p text:style-name="P8">Modello nuovo 9 neuroni</text:p>
      <text:p text:style-name="P21">TP = 11 | FN = 0</text:p>
      <text:p text:style-name="P20">________|________</text:p>
      <text:p text:style-name="P18"/>
      <text:p text:style-name="P20">FP = 44 | TN = 26</text:p>
      <text:p text:style-name="P20">Se = 1.0</text:p>
      <text:p text:style-name="P20">Sp = 0.37142857142857144</text:p>
      <text:p text:style-name="P20">Acc = 0.4567901234567901</text:p>
      <text:p text:style-name="P1"/>
      <text:p text:style-name="P1"/>
      <text:p text:style-name="P9">Modello vecchio 10 neuroni</text:p>
      <text:p text:style-name="P21">TP = 12 | FN = 0</text:p>
      <text:p text:style-name="P20">________|________</text:p>
      <text:p text:style-name="P18"/>
      <text:p text:style-name="P20">FP = 30 | TN = 58</text:p>
      <text:p text:style-name="P20">Se = 1.0</text:p>
      <text:p text:style-name="P20">Sp = 0.6590909090909091</text:p>
      <text:p text:style-name="P20">Acc = 0.7</text:p>
      <text:p text:style-name="P1"/>
      <text:p text:style-name="P9">Modello nuovo 16 neuroni</text:p>
      <text:p text:style-name="P1">TP = 16 | FN = 0</text:p>
      <text:p text:style-name="P1">________|________</text:p>
      <text:p text:style-name="P1"/>
      <text:p text:style-name="P1">FP = 201 | TN = 39</text:p>
      <text:p text:style-name="P1">Se = 1.0</text:p>
      <text:p text:style-name="P1">Sp = 0.1625</text:p>
      <text:p text:style-name="P1">Acc = 0.214843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</meta:initial-creator>
    <dc:creator>Alessandro Baggio</dc:creator>
    <meta:editing-cycles>6</meta:editing-cycles>
    <meta:creation-date>2014-06-12T14:33:00</meta:creation-date>
    <dc:date>2014-06-13T12:06:54.28</dc:date>
    <meta:editing-duration>PT11M19S</meta:editing-duration>
    <meta:generator>OpenOffice/4.0.1$Win32 OpenOffice.org_project/401m5$Build-9714</meta:generator>
    <meta:document-statistic meta:table-count="0" meta:image-count="0" meta:object-count="0" meta:page-count="9" meta:paragraph-count="220" meta:word-count="907" meta:character-count="37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